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b508" officeooo:paragraph-rsid="001fb508"/>
    </style:style>
    <style:style style:name="P2" style:family="paragraph" style:parent-style-name="Standard">
      <style:text-properties officeooo:rsid="00210f2f" officeooo:paragraph-rsid="00210f2f"/>
    </style:style>
    <style:style style:name="P3" style:family="paragraph" style:parent-style-name="Standard">
      <style:text-properties fo:font-weight="bold" officeooo:rsid="0021ae56" officeooo:paragraph-rsid="0021ae56" style:font-weight-asian="bold" style:font-weight-complex="bold"/>
    </style:style>
    <style:style style:name="P4" style:family="paragraph" style:parent-style-name="Standard">
      <style:text-properties fo:font-weight="normal" officeooo:rsid="0021ae56" officeooo:paragraph-rsid="0021ae56" style:font-weight-asian="normal" style:font-weight-complex="normal"/>
    </style:style>
    <style:style style:name="T1" style:family="text">
      <style:text-properties officeooo:rsid="00210f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ae56"/>
    </style:style>
    <style:style style:name="T4" style:family="text">
      <style:text-properties officeooo:rsid="00238c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<text:span text:style-name="T4">s</text:span>eny de sotware</text:p>
      <text:p text:style-name="P1"/>
      <text:p text:style-name="P1">Ana Puig -- anna@maria.ub.es</text:p>
      <text:p text:style-name="P1"/>
      <text:p text:style-name="P2"><text:span text:style-name="T2">Continua</text:span>:</text:p>
      <text:p text:style-name="P2">NF=NT*0.6+NP*0.4</text:p>
      <text:p text:style-name="P2"/>
      <text:p text:style-name="P2"><text:tab/>-NT&gt;=4.5; <text:s/>NT=P1*0.2+F*0.8</text:p>
      <text:p text:style-name="Text_20_body"><text:tab/>-NP&gt;=4; <text:s text:c="4"/><text:span text:style-name="T1">NP=L1*0.2+L2*0.4+L3*0.4; L2 &amp; L3 &gt;=4</text:span></text:p>
      <text:p text:style-name="Text_20_body"/>
      <text:p text:style-name="P2"><text:span text:style-name="T2">Unica</text:span>:</text:p>
      <text:p text:style-name="P2">NF=NT*0.7+NP*0.3</text:p>
      <text:p text:style-name="P2"/>
      <text:p text:style-name="P2"/>
      <text:p text:style-name="P2"><text:span text:style-name="T2">Practicas</text:span>:</text:p>
      <text:p text:style-name="P2">L1: Analisis </text:p>
      <text:p text:style-name="P2">L2:Diseño+Codigo</text:p>
      <text:p text:style-name="P2">L3:L1+L2</text:p>
      <text:p text:style-name="P2"/>
      <text:p text:style-name="P2">S'ha d'entregar memoria EN PAPER.</text:p>
      <text:p text:style-name="P2">Nota maxima en la recuperacion: 6</text:p>
      <text:p text:style-name="P2">Nota maxima fuear de plazo: 5</text:p>
      <text:p text:style-name="P2">Practica copiada=0+no recuperable.</text:p>
      <text:p text:style-name="P2"/>
      <text:p text:style-name="P3">BIBLIOGRAFIA</text:p>
      <text:p text:style-name="P4">Applying UML and patterns: An Introduction to Object-oriented Analysis and design and the unified process – Craig Larman</text:p>
      <text:p text:style-name="P4">ISBN-13: 978-0131489066 </text:p>
      <text:p text:style-name="Standard">ISBN-10: 0131489062 </text:p>
      <text:p text:style-name="Standard"><text:span text:style-name="T3">Editorial: </text:span>Prentice Hall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leg </meta:initial-creator>
    <meta:creation-date>2016-09-12T12:15:24.484681469</meta:creation-date>
    <dc:date>2016-09-12T13:20:51.964817990</dc:date>
    <dc:creator>Ralleg </dc:creator>
    <meta:editing-duration>PT50M1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69" meta:character-count="545" meta:non-whitespace-character-count="486"/>
  </office:meta>
</office:document-meta>
</file>